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3" style:family="paragraph" style:parent-style-name="Standard">
      <style:text-properties style:font-name="Arial" fo:font-size="12pt" officeooo:rsid="000fa6cd" style:font-size-asian="12pt" style:font-size-complex="12pt"/>
    </style:style>
    <style:style style:name="P4" style:family="paragraph" style:parent-style-name="Standard">
      <style:text-properties style:font-name="Arial" fo:font-size="12pt" officeooo:rsid="000fa6cd" officeooo:paragraph-rsid="0012eb74" style:font-size-asian="12pt" style:font-size-complex="12pt"/>
    </style:style>
    <style:style style:name="P5" style:family="paragraph" style:parent-style-name="Standard">
      <style:text-properties style:font-name="Arial" fo:font-size="12pt" officeooo:rsid="0006b7e5" officeooo:paragraph-rsid="0012eb74" style:font-size-asian="12pt" style:font-size-complex="12pt"/>
    </style:style>
    <style:style style:name="P6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7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8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P9" style:family="paragraph" style:parent-style-name="Standard">
      <style:text-properties style:font-name="Arial" fo:font-size="12pt" officeooo:rsid="0006b7e5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officeooo:rsid="0004544a"/>
    </style:style>
    <style:style style:name="T6" style:family="text">
      <style:text-properties officeooo:rsid="0006b7e5"/>
    </style:style>
    <style:style style:name="T7" style:family="text">
      <style:text-properties officeooo:rsid="000a691e"/>
    </style:style>
    <style:style style:name="T8" style:family="text">
      <style:text-properties officeooo:rsid="000c52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ank you for purchasing the “<text:span text:style-name="T5">Rain Storm Effect</text:span><text:span text:style-name="T7">s</text:span><text:span text:style-name="T5">” </text:span><text:span text:style-name="T7">package</text:span>!<text:line-break/></text:p>
      <text:p text:style-name="P2"><text:span text:style-name="T2">Product Description</text:span><text:span text:style-name="T1"><text:line-break/></text:span><text:span text:style-name="T3">Realistic atmospheric heavy rain storm 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9216766360893783517" text:style-name="L1">
        <text:list-item>
          <text:p text:style-name="P7">Highly realistic rain storm effect.</text:p>
        </text:list-item>
        <text:list-item>
          <text:p text:style-name="P8">Particle collision with any surface, just drop it onto your camera and watch!</text:p>
        </text:list-item>
        <text:list-item>
          <text:p text:style-name="P8">Lightning effect with thunder sound effects.</text:p>
        </text:list-item>
        <text:list-item>
          <text:p text:style-name="P8">Wind particle system with wind sound effect.</text:p>
        </text:list-item>
        <text:list-item>
          <text:p text:style-name="P8">Atmospheric demo scene included to show rain storm effect to it's fulllest.</text:p>
        </text:list-item>
        <text:list-item>
          <text:p text:style-name="P8"><text:span text:style-name="T6">Mist</text:span> fog effect, generates around player tocreate more atmosphere.</text:p>
        </text:list-item>
      </text:list>
      <text:p text:style-name="P2"/>
      <text:p text:style-name="P1">Information<text:line-break/><text:span text:style-name="T5">Drop the existing “Rain Storm Parent” prefab onto your existing first person controller or use the “</text:span><text:span text:style-name="T8">PC </text:span><text:span text:style-name="T5">First Person Controller” prefab already setup. <text:s/>That's it, try walking around and see the effect get created around you and follow you. <text:s/>Also drop the “Wind Parent” prefab into your scene for a particle wind fog effect and sound effect. <text:s/>Drop the “Lightning Parent” prefab into the scene for a thunder and lightning effect.</text:span><text:line-break/><text:line-break/><text:span text:style-name="T6">To reduce the effect to improve frame rate for your project, click on the “Rain” object under “Rain Storm Parent” on your camera. <text:s/>Then click the Emission tab on the particle system in the inspector and lower the Rate count from 20,000 to what works for you. <text:s/>Also you can remove or turn off the “Mist Fog” effect to improve frame rate if it is an issue.</text:span></text:p>
      <text:p text:style-name="P9"/>
      <text:p text:style-name="P3">Note:</text:p>
      <text:p text:style-name="P4"/>
      <text:p text:style-name="P4">1. The “PC First Person Controller” prefab is for non-mobile platforms, to use this controller ensure that you are set to a non-mobile platform in the build settings and that on the “Mobile Input” window is set to Disable.</text:p>
      <text:p text:style-name="P4"/>
      <text:p text:style-name="P5">2. The included “Mobile First Person Controller” prefab is for mobile platforms, to use this controller ensure that you are set to a mobile platform in the build settings and that on the “Mobile Input” window is set to En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8-02-07T22:32:08.33</dc:date>
    <meta:editing-duration>PT25S</meta:editing-duration>
    <meta:editing-cycles>8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2" meta:word-count="311" meta:character-count="1833" meta:non-whitespace-character-count="1531"/>
  </office:meta>
</office:document-meta>
</file>